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1cm" fo:min-width="4.5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0.788cm" fo:min-width="4.288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3.25cm" fo:min-width="4.25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16.288cm" fo:min-width="9.53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800080" draw:marker-start-width="0.518cm" draw:marker-end-width="0.518cm" draw:fill="none" draw:textarea-horizontal-align="justify" draw:textarea-vertical-align="middle" draw:auto-grow-height="false" fo:min-height="2.544cm" fo:min-width="2.294cm" fo:padding-top="0.231cm" fo:padding-bottom="0.231cm" fo:padding-left="0.356cm" fo:padding-right="0.356cm"/>
      <style:paragraph-properties style:writing-mode="lr-tb"/>
    </style:style>
    <style:style style:name="gr6" style:family="graphic" style:parent-style-name="objectwithoutfill">
      <style:graphic-properties svg:stroke-width="0.212cm" svg:stroke-color="#ff8000" draw:marker-start-width="0.518cm" draw:marker-end="Puntas_20_de_20_flecha_20_1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ff8000" draw:marker-start-width="0.518cm" draw:marker-end="Puntas_20_de_20_flecha_20_2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cm" svg:height="1.25cm" svg:x="14.7cm" svg:y="17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15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14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13.4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1.25cm" svg:x="14.7cm" svg:y="12.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10.8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9.6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8.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7.0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5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4.5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4.7cm" svg:y="3.2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75cm" svg:height="3.5cm" svg:x="6.95cm" svg:y="9cm"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5cm" svg:height="16.75cm" svg:x="12.5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4.25cm" svg:x="0.2cm" svg:y="8.75cm">
          <text:p text:style-name="P1">c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45cm" svg:y1="10.75cm" svg:x2="6.95cm" svg:y2="10.75cm">
          <text:p/>
        </draw:line>
        <draw:connector draw:style-name="gr7" draw:text-style-name="P2" draw:layer="layout" svg:x1="11.7cm" svg:y1="10.75cm" svg:x2="14.7cm" svg:y2="12.775cm" draw:start-shape="id1" draw:start-glue-point="1" draw:end-shape="id2" draw:end-glue-point="3" svg:d="M11700 10750h1500v2025h1500" svg:viewBox="0 0 3001 2026">
          <text:p/>
        </draw:connector>
        <draw:connector draw:style-name="gr7" draw:text-style-name="P2" draw:layer="layout" svg:x1="19.75cm" svg:y1="12.923cm" svg:x2="24.116cm" svg:y2="9.75cm" svg:d="M19750 12923h2183v-3173h2183" svg:viewBox="0 0 4367 31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8:34:52.057457743</meta:creation-date>
    <dc:date>2021-11-16T18:49:31.191012045</dc:date>
    <meta:editing-duration>PT4M18S</meta:editing-duration>
    <meta:editing-cycles>1</meta:editing-cycles>
    <meta:document-statistic meta:object-count="18"/>
    <meta:generator>LibreOffice/7.2.2.2$Linux_X86_64 LibreOffice_project/20$Build-2</meta:generator>
  </office:meta>
</office:document-meta>
</file>